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ICCER VALDERRAMA, JUNIOR OSWAL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4436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5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ICCER VALDERRAMA, JUNIOR OSWAL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4436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29.0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16.3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6.3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0:39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